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studoIndividual" style:family="table">
      <style:table-properties style:width="17cm" table:align="margins"/>
    </style:style>
    <style:style style:name="EstudoIndividual.A" style:family="table-column">
      <style:table-column-properties style:column-width="5.667cm" style:rel-column-width="21845*"/>
    </style:style>
    <style:style style:name="EstudoIndividual.A1" style:family="table-cell">
      <style:table-cell-properties fo:padding="0.097cm" fo:border="0.05pt solid #000000"/>
    </style:style>
    <style:style style:name="EstudoIndividual.A2" style:family="table-cell">
      <style:table-cell-properties fo:padding="0.097cm" fo:border-left="0.05pt solid #000000" fo:border-right="none" fo:border-top="none" fo:border-bottom="0.05pt solid #000000"/>
    </style:style>
    <style:style style:name="EstudoIndividual.C2" style:family="table-cell">
      <style:table-cell-properties fo:padding="0.097cm" fo:border-left="0.05pt solid #000000" fo:border-right="0.05pt solid #000000" fo:border-top="none" fo:border-bottom="0.05pt solid #000000"/>
    </style:style>
    <style:style style:name="EstudoIndividual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EstudoIndividual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etanaliseEstudoIndividual" style:family="table">
      <style:table-properties style:width="17cm" table:align="margins"/>
    </style:style>
    <style:style style:name="metanaliseEstudoIndividual.A" style:family="table-column">
      <style:table-column-properties style:column-width="5.667cm" style:rel-column-width="21845*"/>
    </style:style>
    <style:style style:name="metanaliseEstudoIndividual.A1" style:family="table-cell">
      <style:table-cell-properties fo:padding="0.097cm" fo:border="0.05pt solid #000000"/>
    </style:style>
    <style:style style:name="metanaliseEstudoIndividual.A2" style:family="table-cell">
      <style:table-cell-properties fo:padding="0.097cm" fo:border-left="0.05pt solid #000000" fo:border-right="none" fo:border-top="none" fo:border-bottom="0.05pt solid #000000"/>
    </style:style>
    <style:style style:name="metanaliseEstudoIndividual.C2" style:family="table-cell">
      <style:table-cell-properties fo:padding="0.097cm" fo:border-left="0.05pt solid #000000" fo:border-right="0.05pt solid #000000" fo:border-top="none" fo:border-bottom="0.05pt solid #000000"/>
    </style:style>
    <style:style style:name="estudoGlobal" style:family="table">
      <style:table-properties style:width="17cm" table:align="margins"/>
    </style:style>
    <style:style style:name="estudoGlobal.A" style:family="table-column">
      <style:table-column-properties style:column-width="5.664cm" style:rel-column-width="21833*"/>
    </style:style>
    <style:style style:name="estudoGlobal.B" style:family="table-column">
      <style:table-column-properties style:column-width="5.667cm" style:rel-column-width="21847*"/>
    </style:style>
    <style:style style:name="estudoGlobal.C" style:family="table-column">
      <style:table-column-properties style:column-width="5.669cm" style:rel-column-width="21855*"/>
    </style:style>
    <style:style style:name="estudoGlobal.A1" style:family="table-cell">
      <style:table-cell-properties fo:padding="0.097cm" fo:border="0.05pt solid #000000"/>
    </style:style>
    <style:style style:name="estudoGlobal.A2" style:family="table-cell">
      <style:table-cell-properties fo:padding="0.097cm" fo:border-left="0.05pt solid #000000" fo:border-right="none" fo:border-top="none" fo:border-bottom="0.05pt solid #000000"/>
    </style:style>
    <style:style style:name="estudoGlobal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22a9" officeooo:paragraph-rsid="001522a9"/>
    </style:style>
    <style:style style:name="P2" style:family="paragraph" style:parent-style-name="Table_20_Contents">
      <style:text-properties officeooo:rsid="001522a9" officeooo:paragraph-rsid="001802c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522a9" officeooo:paragraph-rsid="001522a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c09f9" officeooo:paragraph-rsid="001c09f9" style:font-weight-asian="bold" style:font-weight-complex="bold"/>
    </style:style>
    <style:style style:name="P5" style:family="paragraph" style:parent-style-name="Table_20_Contents">
      <style:text-properties officeooo:rsid="001802cb" officeooo:paragraph-rsid="001802cb"/>
    </style:style>
    <style:style style:name="P6" style:family="paragraph" style:parent-style-name="Table_20_Contents">
      <style:text-properties officeooo:rsid="001c09f9" officeooo:paragraph-rsid="001c09f9"/>
    </style:style>
    <style:style style:name="P7" style:family="paragraph" style:parent-style-name="Table_20_Contents">
      <style:text-properties officeooo:rsid="001c8f4b" officeooo:paragraph-rsid="001c8f4b"/>
    </style:style>
    <style:style style:name="P8" style:family="paragraph" style:parent-style-name="Table_20_Contents">
      <style:text-properties officeooo:rsid="001522a9" officeooo:paragraph-rsid="001522a9" fo:background-color="transparent"/>
    </style:style>
    <style:style style:name="P9" style:family="paragraph" style:parent-style-name="Table_20_Contents">
      <style:text-properties officeooo:rsid="001522a9" officeooo:paragraph-rsid="0024eead" fo:background-color="transparent"/>
    </style:style>
    <style:style style:name="P10" style:family="paragraph" style:parent-style-name="Table_20_Contents">
      <style:text-properties officeooo:rsid="001522a9" officeooo:paragraph-rsid="001802cb" fo:background-color="transparent"/>
    </style:style>
    <style:style style:name="P11" style:family="paragraph" style:parent-style-name="Table_20_Contents">
      <style:text-properties officeooo:rsid="00284a09" officeooo:paragraph-rsid="00284a09" fo:background-color="transparent"/>
    </style:style>
    <style:style style:name="P12" style:family="paragraph" style:parent-style-name="Table_20_Contents">
      <style:text-properties officeooo:rsid="00197eed" officeooo:paragraph-rsid="00262deb" fo:background-color="transparent"/>
    </style:style>
    <style:style style:name="P13" style:family="paragraph" style:parent-style-name="Table_20_Contents">
      <style:text-properties officeooo:rsid="0024eead" officeooo:paragraph-rsid="0024eead" fo:background-color="transparent"/>
    </style:style>
    <style:style style:name="P14" style:family="paragraph" style:parent-style-name="Table_20_Contents">
      <style:text-properties officeooo:rsid="00258781" officeooo:paragraph-rsid="00258781" fo:background-color="transparent"/>
    </style:style>
    <style:style style:name="P15" style:family="paragraph" style:parent-style-name="Table_20_Contents">
      <style:text-properties officeooo:rsid="001802cb" officeooo:paragraph-rsid="001802cb" fo:background-color="transparent"/>
    </style:style>
    <style:style style:name="P16" style:family="paragraph" style:parent-style-name="Standard">
      <style:text-properties officeooo:paragraph-rsid="001dfa35"/>
    </style:style>
    <style:style style:name="P17" style:family="paragraph" style:parent-style-name="Table_20_Contents" style:list-style-name="L1">
      <style:paragraph-properties fo:text-align="center" style:justify-single-word="false"/>
      <style:text-properties fo:font-weight="bold" officeooo:rsid="001522a9" officeooo:paragraph-rsid="001522a9" style:font-weight-asian="bold" style:font-weight-complex="bold"/>
    </style:style>
    <style:style style:name="T1" style:family="text">
      <style:text-properties officeooo:rsid="001802cb"/>
    </style:style>
    <style:style style:name="T2" style:family="text">
      <style:text-properties officeooo:rsid="00197eed"/>
    </style:style>
    <style:style style:name="T3" style:family="text">
      <style:text-properties officeooo:rsid="0024eead"/>
    </style:style>
    <style:style style:name="T4" style:family="text">
      <style:text-properties officeooo:rsid="0025e36e"/>
    </style:style>
    <style:style style:name="T5" style:family="text">
      <style:text-properties officeooo:rsid="00262deb"/>
    </style:style>
    <style:style style:name="T6" style:family="text">
      <style:text-properties officeooo:rsid="0029b741"/>
    </style:style>
    <style:style style:name="T7" style:family="text">
      <style:text-properties officeooo:rsid="002b0728"/>
    </style:style>
    <style:style style:name="T8" style:family="text">
      <style:text-properties officeooo:rsid="002b45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studoIndividual" table:style-name="EstudoIndividual">
        <table:table-column table:style-name="EstudoIndividual.A" table:number-columns-repeated="3"/>
        <table:table-row>
          <table:table-cell table:style-name="EstudoIndividual.A1" table:number-columns-spanned="3" office:value-type="string">
            <text:list xml:id="list1620252956913500741" text:style-name="L1">
              <text:list-header>
                <text:p text:style-name="P17">estudo_<text:span text:style-name="T6">i</text:span>ndividual</text:p>
              </text:list-header>
            </text:list>
          </table:table-cell>
          <table:covered-table-cell/>
          <table:covered-table-cell/>
        </table:table-row>
        <table:table-row>
          <table:table-cell table:style-name="EstudoIndividual.A2" office:value-type="string">
            <text:p text:style-name="P3">Coluna</text:p>
          </table:table-cell>
          <table:table-cell table:style-name="EstudoIndividual.A2" office:value-type="string">
            <text:p text:style-name="P3">Tipo</text:p>
          </table:table-cell>
          <table:table-cell table:style-name="EstudoIndividual.C2" office:value-type="string">
            <text:p text:style-name="P3">Descrição</text:p>
          </table:table-cell>
        </table:table-row>
        <table:table-row>
          <table:table-cell table:style-name="EstudoIndividual.A2" office:value-type="string">
            <text:p text:style-name="P1">id</text:p>
          </table:table-cell>
          <table:table-cell table:style-name="EstudoIndividual.A2" office:value-type="string">
            <text:p text:style-name="P1">PK <text:span text:style-name="T1">AUTO INCREMENT</text:span></text:p>
          </table:table-cell>
          <table:table-cell table:style-name="EstudoIndividual.C2" office:value-type="string">
            <text:p text:style-name="P1">ID único para cada estudo</text:p>
          </table:table-cell>
        </table:table-row>
        <table:table-row>
          <table:table-cell table:style-name="EstudoIndividual.A2" office:value-type="string">
            <text:p text:style-name="P1">titulo</text:p>
          </table:table-cell>
          <table:table-cell table:style-name="EstudoIndividual.A2" office:value-type="string">
            <text:p text:style-name="P1">VARCHAR(100) NOT NULL</text:p>
          </table:table-cell>
          <table:table-cell table:style-name="EstudoIndividual.C2" office:value-type="string">
            <text:p text:style-name="P1">Título do estudo</text:p>
          </table:table-cell>
        </table:table-row>
        <table:table-row>
          <table:table-cell table:style-name="EstudoIndividual.A2" office:value-type="string">
            <text:p text:style-name="P1">desc<text:span text:style-name="T8">ricao</text:span></text:p>
          </table:table-cell>
          <table:table-cell table:style-name="EstudoIndividual.A2" office:value-type="string">
            <text:p text:style-name="P1">LONGCHAR </text:p>
          </table:table-cell>
          <table:table-cell table:style-name="EstudoIndividual.C2" office:value-type="string">
            <text:p text:style-name="P1">Descrição do estudo</text:p>
          </table:table-cell>
        </table:table-row>
        <table:table-row>
          <table:table-cell table:style-name="EstudoIndividual.A2" office:value-type="string">
            <text:p text:style-name="P7">vp</text:p>
          </table:table-cell>
          <table:table-cell table:style-name="EstudoIndividual.A2" office:value-type="string">
            <text:p text:style-name="P7">INTEGER</text:p>
          </table:table-cell>
          <table:table-cell table:style-name="EstudoIndividual.C2" office:value-type="string">
            <text:p text:style-name="P7">Valor de verdadeiros positivos</text:p>
          </table:table-cell>
        </table:table-row>
        <table:table-row>
          <table:table-cell table:style-name="EstudoIndividual.A2" office:value-type="string">
            <text:p text:style-name="P7">fp</text:p>
          </table:table-cell>
          <table:table-cell table:style-name="EstudoIndividual.A2" office:value-type="string">
            <text:p text:style-name="P7">INTEGER</text:p>
          </table:table-cell>
          <table:table-cell table:style-name="EstudoIndividual.C2" office:value-type="string">
            <text:p text:style-name="P7">Valor de falsos positivos</text:p>
          </table:table-cell>
        </table:table-row>
        <table:table-row>
          <table:table-cell table:style-name="EstudoIndividual.A2" office:value-type="string">
            <text:p text:style-name="P7">vn</text:p>
          </table:table-cell>
          <table:table-cell table:style-name="EstudoIndividual.A2" office:value-type="string">
            <text:p text:style-name="P7">INTEGER</text:p>
          </table:table-cell>
          <table:table-cell table:style-name="EstudoIndividual.C2" office:value-type="string">
            <text:p text:style-name="P7">Valor de verdadeiros negativos</text:p>
          </table:table-cell>
        </table:table-row>
        <table:table-row>
          <table:table-cell table:style-name="EstudoIndividual.A2" office:value-type="string">
            <text:p text:style-name="P7">fn</text:p>
          </table:table-cell>
          <table:table-cell table:style-name="EstudoIndividual.A2" office:value-type="string">
            <text:p text:style-name="P7">INTEGER</text:p>
          </table:table-cell>
          <table:table-cell table:style-name="EstudoIndividual.C2" office:value-type="string">
            <text:p text:style-name="P7">Valor de falsos negativos</text:p>
          </table:table-cell>
        </table:table-row>
        <table:table-row>
          <table:table-cell table:style-name="EstudoIndividual.A10" office:value-type="string">
            <text:p text:style-name="P8"><text:span text:style-name="T2">i</text:span>d<text:span text:style-name="T5">MetanaliseEstudoIndividual</text:span></text:p>
          </table:table-cell>
          <table:table-cell table:style-name="EstudoIndividual.A10" office:value-type="string">
            <text:p text:style-name="P8">FK</text:p>
          </table:table-cell>
          <table:table-cell table:style-name="EstudoIndividual.C10" office:value-type="string">
            <text:p text:style-name="P12">Relaciona <text:span text:style-name="T5">um </text:span>estudo individual com <text:span text:style-name="T5">uma única meta-análise </text:span></text:p>
          </table:table-cell>
        </table:table-row>
        <table:table-row>
          <table:table-cell table:style-name="EstudoIndividual.A10" office:value-type="string">
            <text:p text:style-name="P11">idEstudoGlobal</text:p>
          </table:table-cell>
          <table:table-cell table:style-name="EstudoIndividual.A10" office:value-type="string">
            <text:p text:style-name="P11">FK</text:p>
          </table:table-cell>
          <table:table-cell table:style-name="EstudoIndividual.C10" office:value-type="string">
            <text:p text:style-name="P11">Relaciona um estudo individual a um estudo global </text:p>
          </table:table-cell>
        </table:table-row>
      </table:table>
      <text:p text:style-name="Standard"/>
      <text:p text:style-name="Standard"/>
      <table:table table:name="metanaliseEstudoIndividual" table:style-name="metanaliseEstudoIndividual">
        <table:table-column table:style-name="metanaliseEstudoIndividual.A" table:number-columns-repeated="3"/>
        <table:table-row>
          <table:table-cell table:style-name="metanaliseEstudoIndividual.A1" table:number-columns-spanned="3" office:value-type="string">
            <text:p text:style-name="P4">metanalise_<text:span text:style-name="T6">e</text:span>studo_<text:span text:style-name="T6">i</text:span>ndividual</text:p>
          </table:table-cell>
          <table:covered-table-cell/>
          <table:covered-table-cell/>
        </table:table-row>
        <table:table-row>
          <table:table-cell table:style-name="metanaliseEstudoIndividual.A2" office:value-type="string">
            <text:p text:style-name="P4">Coluna</text:p>
          </table:table-cell>
          <table:table-cell table:style-name="metanaliseEstudoIndividual.A2" office:value-type="string">
            <text:p text:style-name="P4">Tipo</text:p>
          </table:table-cell>
          <table:table-cell table:style-name="metanaliseEstudoIndividual.C2" office:value-type="string">
            <text:p text:style-name="P4">Descrição</text:p>
          </table:table-cell>
        </table:table-row>
        <table:table-row>
          <table:table-cell table:style-name="metanaliseEstudoIndividual.A2" office:value-type="string">
            <text:p text:style-name="P6">id</text:p>
          </table:table-cell>
          <table:table-cell table:style-name="metanaliseEstudoIndividual.A2" office:value-type="string">
            <text:p text:style-name="P1">PK <text:span text:style-name="T1">AUTO INCREMENT</text:span></text:p>
          </table:table-cell>
          <table:table-cell table:style-name="metanaliseEstudoIndividual.C2" office:value-type="string">
            <text:p text:style-name="P1">ID único para cada <text:span text:style-name="T7">metanalise</text:span></text:p>
          </table:table-cell>
        </table:table-row>
        <table:table-row>
          <table:table-cell table:style-name="metanaliseEstudoIndividual.A2" office:value-type="string">
            <text:p text:style-name="P13">percentualIntervaloConfianca</text:p>
          </table:table-cell>
          <table:table-cell table:style-name="metanaliseEstudoIndividual.A2" office:value-type="string">
            <text:p text:style-name="P9">DOUBLE NOT <text:s/>NULL</text:p>
          </table:table-cell>
          <table:table-cell table:style-name="metanaliseEstudoIndividual.C2" office:value-type="string">
            <text:p text:style-name="P13">Intervalo de confiança pré-definido</text:p>
          </table:table-cell>
        </table:table-row>
        <table:table-row>
          <table:table-cell table:style-name="metanaliseEstudoIndividual.A2" office:value-type="string">
            <text:p text:style-name="P13">sensibilidade</text:p>
          </table:table-cell>
          <table:table-cell table:style-name="metanaliseEstudoIndividual.A2" office:value-type="string">
            <text:p text:style-name="P9">DOUBLE NOT <text:s/>NULL</text:p>
          </table:table-cell>
          <table:table-cell table:style-name="metanaliseEstudoIndividual.C2" office:value-type="string">
            <text:p text:style-name="P13">Sensibilidade</text:p>
          </table:table-cell>
        </table:table-row>
        <table:table-row>
          <table:table-cell table:style-name="metanaliseEstudoIndividual.A2" office:value-type="string">
            <text:p text:style-name="P13">especificidade</text:p>
          </table:table-cell>
          <table:table-cell table:style-name="metanaliseEstudoIndividual.A2" office:value-type="string">
            <text:p text:style-name="P9">DOUBLE NOT <text:s/>NULL</text:p>
          </table:table-cell>
          <table:table-cell table:style-name="metanaliseEstudoIndividual.C2" office:value-type="string">
            <text:p text:style-name="P13">Especificidade</text:p>
          </table:table-cell>
        </table:table-row>
        <table:table-row>
          <table:table-cell table:style-name="metanaliseEstudoIndividual.A2" office:value-type="string">
            <text:p text:style-name="P13">likelihoodPositiviva</text:p>
          </table:table-cell>
          <table:table-cell table:style-name="metanaliseEstudoIndividual.A2" office:value-type="string">
            <text:p text:style-name="P8">DOUBLE NOT <text:s/>NULL</text:p>
          </table:table-cell>
          <table:table-cell table:style-name="metanaliseEstudoIndividual.C2" office:value-type="string">
            <text:p text:style-name="P8">Likelihood positiv<text:span text:style-name="T3">a</text:span></text:p>
          </table:table-cell>
        </table:table-row>
        <table:table-row>
          <table:table-cell table:style-name="metanaliseEstudoIndividual.A2" office:value-type="string">
            <text:p text:style-name="P13">likelihoodNegativa</text:p>
          </table:table-cell>
          <table:table-cell table:style-name="metanaliseEstudoIndividual.A2" office:value-type="string">
            <text:p text:style-name="P8">DOUBLE NOT NULL</text:p>
          </table:table-cell>
          <table:table-cell table:style-name="metanaliseEstudoIndividual.C2" office:value-type="string">
            <text:p text:style-name="P8">Likelihood negativ<text:span text:style-name="T3">a</text:span></text:p>
          </table:table-cell>
        </table:table-row>
        <table:table-row>
          <table:table-cell table:style-name="metanaliseEstudoIndividual.A2" office:value-type="string">
            <text:p text:style-name="P13">erroPadrao_lkPositiva</text:p>
          </table:table-cell>
          <table:table-cell table:style-name="metanaliseEstudoIndividual.A2" office:value-type="string">
            <text:p text:style-name="P8">DOUBLE NOT NULL</text:p>
          </table:table-cell>
          <table:table-cell table:style-name="metanaliseEstudoIndividual.C2" office:value-type="string">
            <text:p text:style-name="P8">Erro padrão <text:span text:style-name="T3">da Likelihood positiva</text:span></text:p>
          </table:table-cell>
        </table:table-row>
        <table:table-row>
          <table:table-cell table:style-name="metanaliseEstudoIndividual.A2" office:value-type="string">
            <text:p text:style-name="P13">erroPadrao_lkNegativa</text:p>
          </table:table-cell>
          <table:table-cell table:style-name="metanaliseEstudoIndividual.A2" office:value-type="string">
            <text:p text:style-name="P8">DOUBLE NOT NULL</text:p>
          </table:table-cell>
          <table:table-cell table:style-name="metanaliseEstudoIndividual.C2" office:value-type="string">
            <text:p text:style-name="P9">Erro padrão <text:span text:style-name="T3">Likelihood negativa</text:span></text:p>
          </table:table-cell>
        </table:table-row>
        <table:table-row>
          <table:table-cell table:style-name="metanaliseEstudoIndividual.A2" office:value-type="string">
            <text:p text:style-name="P13">intervaloConfianca_LKPositiva_zNegativo</text:p>
          </table:table-cell>
          <table:table-cell table:style-name="metanaliseEstudoIndividual.A2" office:value-type="string">
            <text:p text:style-name="P9">DOUBLE NOT NULL</text:p>
          </table:table-cell>
          <table:table-cell table:style-name="metanaliseEstudoIndividual.C2" office:value-type="string">
            <text:p text:style-name="P13">Intervalo de confiança da Likelihood positiva com z negativo</text:p>
          </table:table-cell>
        </table:table-row>
        <table:table-row>
          <table:table-cell table:style-name="metanaliseEstudoIndividual.A2" office:value-type="string">
            <text:p text:style-name="P13">intervaloConfianca_LKPositivo_zPositivo</text:p>
          </table:table-cell>
          <table:table-cell table:style-name="metanaliseEstudoIndividual.A2" office:value-type="string">
            <text:p text:style-name="P9">DOUBLE NOT NULL</text:p>
          </table:table-cell>
          <table:table-cell table:style-name="metanaliseEstudoIndividual.C2" office:value-type="string">
            <text:p text:style-name="P13">Intervalo de confiança da Likelihood positiva com z positivo</text:p>
          </table:table-cell>
        </table:table-row>
        <table:table-row>
          <table:table-cell table:style-name="metanaliseEstudoIndividual.A2" office:value-type="string">
            <text:p text:style-name="P13">intervaloConfianca_LKNegativa_zNegativo</text:p>
          </table:table-cell>
          <table:table-cell table:style-name="metanaliseEstudoIndividual.A2" office:value-type="string">
            <text:p text:style-name="P9">DOUBLE NOT NULL</text:p>
          </table:table-cell>
          <table:table-cell table:style-name="metanaliseEstudoIndividual.C2" office:value-type="string">
            <text:p text:style-name="P13">Intervalo de confiança da Likelihood negativa com z negativo</text:p>
          </table:table-cell>
        </table:table-row>
        <table:table-row>
          <table:table-cell table:style-name="metanaliseEstudoIndividual.A2" office:value-type="string">
            <text:p text:style-name="P13">intervaloConfianca_LKNegativa_zPositivo</text:p>
          </table:table-cell>
          <table:table-cell table:style-name="metanaliseEstudoIndividual.A2" office:value-type="string">
            <text:p text:style-name="P9">DOUBLE NOT NULL</text:p>
          </table:table-cell>
          <table:table-cell table:style-name="metanaliseEstudoIndividual.C2" office:value-type="string">
            <text:p text:style-name="P13">Intervalo de confiança da Likelihood negativa com z positivo</text:p>
          </table:table-cell>
        </table:table-row>
        <table:table-row>
          <table:table-cell table:style-name="metanaliseEstudoIndividual.A2" office:value-type="string">
            <text:p text:style-name="P13">peso_MH_LKPositiva</text:p>
          </table:table-cell>
          <table:table-cell table:style-name="metanaliseEstudoIndividual.A2" office:value-type="string">
            <text:p text:style-name="P9">DOUBLE NOT NULL</text:p>
          </table:table-cell>
          <table:table-cell table:style-name="metanaliseEstudoIndividual.C2" office:value-type="string">
            <text:p text:style-name="P14">Peso Mantel-Hansel para Likelihood positiva</text:p>
          </table:table-cell>
        </table:table-row>
        <text:soft-page-break/>
        <table:table-row>
          <table:table-cell table:style-name="metanaliseEstudoIndividual.A2" office:value-type="string">
            <text:p text:style-name="P13">peso_MH_LKNegativa</text:p>
          </table:table-cell>
          <table:table-cell table:style-name="metanaliseEstudoIndividual.A2" office:value-type="string">
            <text:p text:style-name="P9">DOUBLE NOT NULL</text:p>
          </table:table-cell>
          <table:table-cell table:style-name="metanaliseEstudoIndividual.C2" office:value-type="string">
            <text:p text:style-name="P14">Peso Mantel-Hansel para Likelihood negativa</text:p>
          </table:table-cell>
        </table:table-row>
      </table:table>
      <text:p text:style-name="Standard"/>
      <text:p text:style-name="Standard"/>
      <table:table table:name="estudoGlobal" table:style-name="estudoGlobal">
        <table:table-column table:style-name="estudoGlobal.A"/>
        <table:table-column table:style-name="estudoGlobal.B"/>
        <table:table-column table:style-name="estudoGlobal.C"/>
        <table:table-row>
          <table:table-cell table:style-name="estudoGlobal.A1" table:number-columns-spanned="3" office:value-type="string">
            <text:p text:style-name="P3">estudo_<text:span text:style-name="T6">g</text:span>lobal</text:p>
          </table:table-cell>
          <table:covered-table-cell/>
          <table:covered-table-cell/>
        </table:table-row>
        <table:table-row>
          <table:table-cell table:style-name="estudoGlobal.A2" office:value-type="string">
            <text:p text:style-name="P3">Coluna</text:p>
          </table:table-cell>
          <table:table-cell table:style-name="estudoGlobal.A2" office:value-type="string">
            <text:p text:style-name="P3">Tipo</text:p>
          </table:table-cell>
          <table:table-cell table:style-name="estudoGlobal.C2" office:value-type="string">
            <text:p text:style-name="P3">Descrição</text:p>
          </table:table-cell>
        </table:table-row>
        <table:table-row>
          <table:table-cell table:style-name="estudoGlobal.A2" office:value-type="string">
            <text:p text:style-name="P5">id</text:p>
          </table:table-cell>
          <table:table-cell table:style-name="estudoGlobal.A2" office:value-type="string">
            <text:p text:style-name="P5">PK AUTO INCREMENT</text:p>
          </table:table-cell>
          <table:table-cell table:style-name="estudoGlobal.C2" office:value-type="string">
            <text:p text:style-name="P5">ID único para cada estudo global</text:p>
          </table:table-cell>
        </table:table-row>
        <table:table-row>
          <table:table-cell table:style-name="estudoGlobal.A2" office:value-type="string">
            <text:p text:style-name="P15"><text:span text:style-name="T4">LK</text:span>Positiv<text:span text:style-name="T4">a</text:span></text:p>
          </table:table-cell>
          <table:table-cell table:style-name="estudoGlobal.A2" office:value-type="string">
            <text:p text:style-name="P10">DOUBLE NOT <text:s/>NULL</text:p>
          </table:table-cell>
          <table:table-cell table:style-name="estudoGlobal.C2" office:value-type="string">
            <text:p text:style-name="P10">Likelihood positivo</text:p>
          </table:table-cell>
        </table:table-row>
        <table:table-row>
          <table:table-cell table:style-name="estudoGlobal.A2" office:value-type="string">
            <text:p text:style-name="P8"><text:span text:style-name="T4">LK</text:span>Negativ<text:span text:style-name="T4">a</text:span></text:p>
          </table:table-cell>
          <table:table-cell table:style-name="estudoGlobal.A2" office:value-type="string">
            <text:p text:style-name="P8">DOUBLE NOT NULL</text:p>
          </table:table-cell>
          <table:table-cell table:style-name="estudoGlobal.C2" office:value-type="string">
            <text:p text:style-name="P8">Likelihood negativo</text:p>
          </table:table-cell>
        </table:table-row>
        <table:table-row>
          <table:table-cell table:style-name="estudoGlobal.A2" office:value-type="string">
            <text:p text:style-name="P5">erroPadrao</text:p>
          </table:table-cell>
          <table:table-cell table:style-name="estudoGlobal.A2" office:value-type="string">
            <text:p text:style-name="P2">DOUBLE NOT NULL</text:p>
          </table:table-cell>
          <table:table-cell table:style-name="estudoGlobal.C2" office:value-type="string">
            <text:p text:style-name="P2">Erro padrão do estudo <text:span text:style-name="T1">global</text:span></text:p>
          </table:table-cell>
        </table:table-row>
        <table:table-row>
          <table:table-cell table:style-name="estudoGlobal.A2" office:value-type="string">
            <text:p text:style-name="P5">intervaloConfSup</text:p>
          </table:table-cell>
          <table:table-cell table:style-name="estudoGlobal.A2" office:value-type="string">
            <text:p text:style-name="P2">DOUBLE NOT NULL</text:p>
          </table:table-cell>
          <table:table-cell table:style-name="estudoGlobal.C2" office:value-type="string">
            <text:p text:style-name="P2">Intervalo de confiança superior</text:p>
          </table:table-cell>
        </table:table-row>
        <table:table-row>
          <table:table-cell table:style-name="estudoGlobal.A2" office:value-type="string">
            <text:p text:style-name="P5"><text:span text:style-name="T3">i</text:span>ntervaloConfInf</text:p>
          </table:table-cell>
          <table:table-cell table:style-name="estudoGlobal.A2" office:value-type="string">
            <text:p text:style-name="P2">DOUBLE NOT NULL</text:p>
          </table:table-cell>
          <table:table-cell table:style-name="estudoGlobal.C2" office:value-type="string">
            <text:p text:style-name="P2">Intervalo de confiança inferior</text:p>
          </table:table-cell>
        </table:table-row>
      </table:table>
      <text:p text:style-name="Standard"/>
      <text:p text:style-name="Standard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6:34:37.576000000</meta:creation-date>
    <dc:date>2015-11-23T14:53:15.282000000</dc:date>
    <meta:editing-duration>PT1H54M</meta:editing-duration>
    <meta:editing-cycles>17</meta:editing-cycles>
    <meta:generator>LibreOffice/5.0.1.2$Windows_x86 LibreOffice_project/81898c9f5c0d43f3473ba111d7b351050be20261</meta:generator>
    <meta:document-statistic meta:table-count="3" meta:image-count="0" meta:object-count="0" meta:page-count="2" meta:paragraph-count="99" meta:word-count="251" meta:character-count="1922" meta:non-whitespace-character-count="1763"/>
  </office:meta>
</office:document-meta>
</file>